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Header_20_left">
      <style:paragraph-properties fo:text-align="end" style:justify-single-word="false"/>
    </style:style>
    <style:style style:name="P17" style:family="paragraph" style:parent-style-name="Header">
      <style:paragraph-properties fo:text-align="center" style:justify-single-word="false"/>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Software User's Manual" text:name="DocumentType"/>
      </text:user-field-decls>
      <text:p text:style-name="P15"/>
      <text:p text:style-name="P6"/>
      <text:p text:style-name="P6"/>
      <text:p text:style-name="P6"/>
      <text:p text:style-name="P6"/>
      <text:p text:style-name="P6"><text:user-field-get text:name="DocumentType">Software User's Manual</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3"><text:s/>1 Scope<text:tab/>4</text:p>
          <text:p text:style-name="P12"><text:s/>1.1 Identification<text:tab/>4</text:p>
          <text:p text:style-name="P12"><text:s/>1.2 System Overview<text:tab/>4</text:p>
          <text:p text:style-name="P12"><text:s/>1.3 Document Overview<text:tab/>4</text:p>
          <text:p text:style-name="P13"><text:s/>2 References<text:tab/>5</text:p>
          <text:p text:style-name="P12"><text:s/>2.1 General References<text:tab/>5</text:p>
          <text:p text:style-name="P12"><text:s/>2.2 Specific References<text:tab/>5</text:p>
          <text:p text:style-name="P12"><text:s/>2.3 Acronyms and Abbreviations<text:tab/>5</text:p>
          <text:p text:style-name="P13"><text:s/>3 Software Summary<text:tab/>6</text:p>
          <text:p text:style-name="P12"><text:s/>3.1 Software application<text:tab/>6</text:p>
          <text:p text:style-name="P12"><text:s/>3.2 Software inventory<text:tab/>6</text:p>
          <text:p text:style-name="P12"><text:s/>3.3 Software environment<text:tab/>6</text:p>
          <text:p text:style-name="P12"><text:s/>3.4 Software organization and overview of operation<text:tab/>6</text:p>
          <text:p text:style-name="P12"><text:s/>3.5 Contingencies and alternate states and modes of operation<text:tab/>6</text:p>
          <text:p text:style-name="P12"><text:s/>3.6 Security and privacy<text:tab/>6</text:p>
          <text:p text:style-name="P12"><text:s/>3.7 Assistance and problem reporting<text:tab/>6</text:p>
          <text:p text:style-name="P13"><text:s/>4 Access to the software<text:tab/>7</text:p>
          <text:p text:style-name="P12"><text:s/>4.1 <text:s/>First-time user of the software<text:tab/>7</text:p>
          <text:p text:style-name="P14"><text:s/>4.1.1 Equipment familiarization<text:tab/>7</text:p>
          <text:p text:style-name="P14"><text:s/>4.1.2 Access control<text:tab/>7</text:p>
          <text:p text:style-name="P14"><text:s/>4.1.3 Installation and setup<text:tab/>7</text:p>
          <text:p text:style-name="P12"><text:s/>4.2 <text:s/>Initiating a session<text:tab/>7</text:p>
          <text:p text:style-name="P12"><text:s/>4.3 Stopping and suspending work<text:tab/>7</text:p>
          <text:p text:style-name="P13"><text:s/>5 Processing reference guide<text:tab/>8</text:p>
          <text:p text:style-name="P12"><text:s/>5.1 Capabilities<text:tab/>8</text:p>
          <text:p text:style-name="P12"><text:s/>5.2 Conventions<text:tab/>8</text:p>
          <text:p text:style-name="P12"><text:s/>5.3 Processing procedures<text:tab/>8</text:p>
          <text:p text:style-name="P14"><text:s/>5.3.1 (Aspect of software use)<text:tab/>8</text:p>
          <text:p text:style-name="P12"><text:s/>5.4 Related processing<text:tab/>8</text:p>
          <text:p text:style-name="P12"><text:s/>5.5 Data backup<text:tab/>8</text:p>
          <text:p text:style-name="P12"><text:s/>5.6 Recovery from errors, malfunctions, and emergencies<text:tab/>8</text:p>
          <text:p text:style-name="P12"><text:s/>5.7 Messages<text:tab/>8</text:p>
          <text:p text:style-name="P12"><text:s/>5.8 <text:s/>Quick-reference guide<text:tab/>8</text:p>
          <text:p text:style-name="P13"><text:s/>6 Notes<text:tab/>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2" text:outline-level="2" text:is-list-header="true"><text:soft-page-break/></text:h>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7" text:outline-level="1">Software Summary</text:h>
      <text:h text:style-name="Heading_20_2" text:outline-level="2">Software application</text:h>
      <text:h text:style-name="Heading_20_2" text:outline-level="2">Software inventory</text:h>
      <text:h text:style-name="Heading_20_2" text:outline-level="2">Software environment</text:h>
      <text:h text:style-name="Heading_20_2" text:outline-level="2">Software organization and overview of operation</text:h>
      <text:h text:style-name="Heading_20_2" text:outline-level="2">Contingencies and alternate states and modes of operation</text:h>
      <text:h text:style-name="Heading_20_2" text:outline-level="2">Security and privacy</text:h>
      <text:h text:style-name="Heading_20_2" text:outline-level="2">Assistance and problem reporting</text:h>
      <text:h text:style-name="P7" text:outline-level="1">Access to the software</text:h>
      <text:h text:style-name="Heading_20_2" text:outline-level="2"><text:s/>First-time user of the software</text:h>
      <text:h text:style-name="Heading_20_3" text:outline-level="3">Equipment familiarization</text:h>
      <text:h text:style-name="Heading_20_3" text:outline-level="3">Access control</text:h>
      <text:h text:style-name="Heading_20_3" text:outline-level="3">Installation and setup</text:h>
      <text:h text:style-name="Heading_20_2" text:outline-level="2"><text:s/>Initiating a session</text:h>
      <text:h text:style-name="Heading_20_2" text:outline-level="2">Stopping and suspending work</text:h>
      <text:h text:style-name="P7" text:outline-level="1">Processing reference guide</text:h>
      <text:h text:style-name="Heading_20_2" text:outline-level="2">Capabilities</text:h>
      <text:h text:style-name="Heading_20_2" text:outline-level="2">Conventions</text:h>
      <text:h text:style-name="Heading_20_2" text:outline-level="2">Processing procedures</text:h>
      <text:h text:style-name="Heading_20_3" text:outline-level="3">(Aspect of software use)</text:h>
      <text:h text:style-name="Heading_20_2" text:outline-level="2">Related processing</text:h>
      <text:h text:style-name="Heading_20_2" text:outline-level="2">Data backup</text:h>
      <text:h text:style-name="Heading_20_2" text:outline-level="2">Recovery from errors, malfunctions, and emergencies</text:h>
      <text:h text:style-name="Heading_20_2" text:outline-level="2">Messages</text:h>
      <text:h text:style-name="Heading_20_2" text:outline-level="2"><text:s/>Quick-reference guide</text:h>
      <text:h text:style-name="P7" text:outline-level="1">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71in" fo:margin-left="0in" fo:margin-right="-0.0021in" table:align="margins"/>
    </style:style>
    <style:style style:name="Table2.A" style:family="table-column">
      <style:table-column-properties style:column-width="2in" style:rel-column-width="2880*"/>
    </style:style>
    <style:style style:name="Table2.B" style:family="table-column">
      <style:table-column-properties style:column-width="4.9271in" style:rel-column-width="7095*"/>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5. September 2008</text:modification-date> </text:p>
              <text:p text:style-name="P1"><text:modification-time style:data-style-name="N40">09:44</text:modification-time></text:p>
            </table:table-cell>
            <table:table-cell office:value-type="string">
              <text:p text:style-name="P2"><text:user-field-get text:name="DocumentType">Software User's Manual</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5. September 2008</text:modification-date> </text:p>
              <text:p text:style-name="P1"><text:modification-time style:data-style-name="N40">09:44</text:modification-time></text:p>
            </table:table-cell>
            <table:table-cell office:value-type="string">
              <text:p text:style-name="P2"><text:user-field-get text:name="DocumentType">Software User's Manual</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5</text:page-number> of <text:page-count>10</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5</text:page-number> of <text:page-count>10</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09:44</text:modification-time> on <text:modification-date style:data-style-name="N81">25.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5</text:page-number> of <text:page-count>10</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5T09:44:39</dc:date>
    <meta:editing-cycles>30</meta:editing-cycles>
    <meta:editing-duration>PT7H58M14S</meta:editing-duration>
    <meta:user-defined meta:name="Info 1"/>
    <meta:user-defined meta:name="Info 2"/>
    <meta:user-defined meta:name="Info 3"/>
    <meta:user-defined meta:name="Info 4"/>
    <meta:document-statistic meta:table-count="6" meta:image-count="1" meta:object-count="0" meta:page-count="10" meta:paragraph-count="107" meta:word-count="504" meta:character-count="3256"/>
  </office:meta>
</office:document-meta>
</file>